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Specification</text:p>
      <text:p text:style-name="Standard"/>
      <text:p text:style-name="P1">Introduction</text:p>
      <text:p text:style-name="Standard"/>
      <text:p text:style-name="Standard">This purpose of this document is to describe the format of the design specifications for the application we are creating for our software engineering group project. This document describes the layout and structure of the design.</text:p>
      <text:p text:style-name="Standard"/>
      <text:p text:style-name="Standard">The objective of this document is to help aid the production of a design specification that is a complete and accurate translation of the client's requirements into a description of the design elements necessary for the implementation phase.</text:p>
      <text:p text:style-name="Standard"/>
      <text:p text:style-name="Standard">This document should be read by all project members.</text:p>
      <text:p text:style-name="Standard"/>
      <text:p text:style-name="P1">Relevant QA Documents</text:p>
      <text:p text:style-name="P1"/>
      <text:p text:style-name="P1">Outline Structure</text:p>
      <text:p text:style-name="Standard"/>
      <text:p text:style-name="P1">Decomposition Description</text:p>
      <text:p text:style-name="Standard"/>
      <text:p text:style-name="Standard">Applications in systems</text:p>
      <text:p text:style-name="Standard"/>
      <text:p text:style-name="Standard">Significant classes in each application</text:p>
      <text:p text:style-name="Standard"/>
      <text:p text:style-name="Standard">Modules shared between applications</text:p>
      <text:p text:style-name="Standard"/>
      <text:p text:style-name="Standard">Mapping requirements to classes</text:p>
      <text:p text:style-name="Standard"/>
      <text:p text:style-name="P1">Dependency description</text:p>
      <text:p text:style-name="Standard"/>
      <text:p text:style-name="P1">Interface Descrip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1-22T12:58:54.20</dc:date>
    <meta:editing-duration>PT19M20S</meta:editing-duration>
    <meta:editing-cycles>8</meta:editing-cycles>
    <meta:generator>OpenOffice.org/3.4.1$Win32 OpenOffice.org_project/341m1$Build-9593</meta:generator>
    <meta:document-statistic meta:table-count="0" meta:image-count="0" meta:object-count="0" meta:page-count="1" meta:paragraph-count="14" meta:word-count="113" meta:character-count="787"/>
  </office:meta>
</office:document-meta>
</file>